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Waynesboro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42">
            <text:p>242</text:p>
          </table:table-cell>
          <table:table-cell table:style-name="ce22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26">
            <text:p>126</text:p>
          </table:table-cell>
          <table:table-cell table:style-name="ce23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8">
            <text:p>28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690">
            <text:p>690</text:p>
          </table:table-cell>
          <table:table-cell table:style-name="ce22" office:value-type="float" office:value="78">
            <text:p>78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0">
            <text:p>2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64">
            <text:p>16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3">
            <text:p>43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551">
            <text:p>551</text:p>
          </table:table-cell>
          <table:table-cell table:style-name="ce22" office:value-type="float" office:value="46">
            <text:p>46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915">
            <text:p>915</text:p>
          </table:table-cell>
          <table:table-cell table:style-name="ce22" office:value-type="float" office:value="109">
            <text:p>10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605">
            <text:p>1605</text:p>
          </table:table-cell>
          <table:table-cell table:style-name="ce22" office:value-type="float" office:value="187">
            <text:p>187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